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udcmp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fabs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f (n &gt;= 0){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B_TimeMeasure_2.txt o arquivo foi obtido com a entrada padrão, apenas alterando o tamanho dos arrays e matriz de 50 para 10.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fabs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B_TimeMeasure_3.txt o arquivo foi obtido com a entrada padrão, apenas alterando o tamanho dos arrays e matriz de 50 para 10. E com a entrada a[0][0] para 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fabs bb2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BB_TimeMeasure.txt o arquivo foi obtido com a entrada padrão, apenas alterando o tamanho dos arrays e matriz de 50 para 10. E com a entrada a[0][0] para 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 = -n;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fabs bb4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BB_TimeMeasure_4.txt o arquivo foi obtido com o eps negativo para captura do bb0 e bb1 do ludc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turn f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0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f (n &gt; 99 || eps &lt;= 0.0){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1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f (n &gt; 99 || eps &lt;= 0.0){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3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turn (999)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3::0:::1</text:p>
          </table:table-cell>
          <table:table-cell office:value-type="string" calcext:value-type="string">
            <text:p>L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turn (999);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Basic Block ludcmp bb4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4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5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7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fabs(a[i][i]) &lt;= eps){</text:p>
          </table:table-cell>
          <table:table-cell/>
          <table:table-cell table:style-name="ce1"/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7::4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fabs(a[i][i]) &lt;= eps){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bb7::6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f (fabs(a[i][i]) &lt;= eps){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Basic Block ludcmp bb14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turn (1);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4::0:::1</text:p>
          </table:table-cell>
          <table:table-cell office:value-type="string" calcext:value-type="string">
            <text:p>Lin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turn (1);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Basic Block ludcmp bb15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Basic Block ludcmp bb16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6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6::3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Basic Block ludcmp bb18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18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 = a[j][i];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b18::6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i != 0){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b18::6::ludcmp::bb41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i != 0){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8::6::ludcmp::bb41:::1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f (i != 0){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Basic Block ludcmp bb24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or (k = 0; k &lt; i; k++){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24::1:::1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or (k = 0; k &lt; i; k++){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25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or (k = 0; k &lt; i; k++){</text:p>
          </table:table-cell>
          <table:table-cell/>
          <table:table-cell table:style-name="ce1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27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Basic Block ludcmp bb28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2" office:value-type="string" calcext:value-type="string">
            <text:p>bb28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 -= a[j][k] * a[k][i];</text:p>
          </table:table-cell>
          <table:table-cell table:style-name="ce2" table:number-columns-repeated="2"/>
          <table:table-cell/>
          <table:table-cell office:value-type="string" calcext:value-type="string">
            <text:p>2 iteração do BB 25</text:p>
          </table:table-cell>
          <table:table-cell table:number-columns-repeated="2"/>
          <table:table-cell office:value-type="string" calcext:value-type="string">
            <text:p>????????</text:p>
          </table:table-cell>
        </table:table-row>
        <table:table-row table:style-name="ro2">
          <table:table-cell table:style-name="ce2" office:value-type="string" calcext:value-type="string">
            <text:p>bb28::1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/text:p>
          </table:table-cell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bb28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1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12: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for (k = 0; k &lt; i; k++){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 -= a[j][k] * a[k][i];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bb28::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w -= a[j][k] * a[k][i];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4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40</text:p>
          </table:table-cell>
          <table:table-cell office:value-type="string" calcext:value-type="string">
            <text:p>L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4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41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[j][i] = w / a[i][i];</text:p>
          </table:table-cell>
          <table:table-cell/>
          <table:table-cell table:style-name="ce1"/>
          <table:table-cell/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41::9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[j][i] = w / a[i][i]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0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/>
          <table:table-cell office:value-type="string" calcext:value-type="string">
            <text:p>2 iteração do BB 16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b50::0:::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ce3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5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2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52::3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4</text:p>
          </table:table-cell>
          <table:table-cell office:value-type="string" calcext:value-type="string">
            <text:p>Li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 = a[i + 1][j];</text:p>
          </table:table-cell>
          <table:table-cell/>
          <table:table-cell table:style-name="ce1"/>
          <table:table-cell/>
          <table:table-cell office:value-type="string" calcext:value-type="string">
            <text:p>BB54 só o tempo da conta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b54::7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54::7:::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6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0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/>
          <table:table-cell office:value-type="string" calcext:value-type="string">
            <text:p>BB6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Basic Block ludcmp bb6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2</text:p>
          </table:table-cell>
          <table:table-cell office:value-type="string" calcext:value-type="string">
            <text:p>Li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6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 -= a[i + 1][k] * a[k][j];</text:p>
          </table:table-cell>
          <table:table-cell/>
          <table:table-cell table:style-name="ce1"/>
          <table:table-cell/>
          <table:table-cell office:value-type="string" calcext:value-type="string">
            <text:p>2 iteração do BB60</text:p>
          </table:table-cell>
          <table:table-cell table:number-columns-repeated="2"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bb63::10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 -= a[i + 1][k] * a[k][j]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3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3:::1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13:::2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r (k = 0; k &lt;= i; k++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63::8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 -= a[i + 1][k] * a[k][j]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76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[i + 1][j] = w;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ludcmp bb8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/>
          <table:table-cell office:value-type="string" calcext:value-type="string">
            <text:p>2 iteração do BB52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b81::0:::1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r (j = i + 1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8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2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8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3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/text:p>
          </table:table-cell>
          <table:table-cell table:number-columns-repeated="2"/>
          <table:table-cell office:value-type="string" calcext:value-type="string">
            <text:p>2 iteração do BB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83::2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83::2:::1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r (i = 0; i &lt; n; i++) 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8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5</text:p>
          </table:table-cell>
          <table:table-cell office:value-type="string" calcext:value-type="string">
            <text:p>L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[0] = b[0];</text:p>
          </table:table-cell>
          <table:table-cell table:number-columns-repeated="2"/>
          <table:table-cell office:value-type="string" calcext:value-type="string">
            <text:p>bb85 só a cont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85::2</text:p>
          </table:table-cell>
          <table:table-cell office:value-type="string" calcext:value-type="string">
            <text:p>L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[0] = b[0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85::4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8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88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/text:p>
          </table:table-cell>
          <table:table-cell table:number-columns-repeated="2"/>
          <table:table-cell office:value-type="string" calcext:value-type="string">
            <text:p>BB8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0</text:p>
          </table:table-cell>
          <table:table-cell office:value-type="string" calcext:value-type="string">
            <text:p>Li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 = b[i];</text:p>
          </table:table-cell>
          <table:table-cell table:number-columns-repeated="2"/>
          <table:table-cell office:value-type="string" calcext:value-type="string">
            <text:p>bb90 só a conta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90::5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0::5:::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9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4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6</text:p>
          </table:table-cell>
          <table:table-cell office:value-type="string" calcext:value-type="string">
            <text:p>L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}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9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97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 -= a[i][j] * y[j];</text:p>
          </table:table-cell>
          <table:table-cell table:number-columns-repeated="2"/>
          <table:table-cell office:value-type="string" calcext:value-type="string">
            <text:p>2 iteração do BB94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97::1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11:::1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11:::2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6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 -= a[i][j] * y[j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8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 -= a[i][j] * y[j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97::9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r (j = 0; j &lt; i; j++)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0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08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[i] = w;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11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/text:p>
          </table:table-cell>
          <table:table-cell table:number-columns-repeated="2"/>
          <table:table-cell office:value-type="string" calcext:value-type="string">
            <text:p>2 iteração do BB8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11::2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11::2:::1</text:p>
          </table:table-cell>
          <table:table-cell office:value-type="string" calcext:value-type="string">
            <text:p>L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r (i = 1; i &lt;= n; i++) 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1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13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[n] = y[n] / a[n][n];</text:p>
          </table:table-cell>
          <table:table-cell table:number-columns-repeated="2"/>
          <table:table-cell office:value-type="string" calcext:value-type="string">
            <text:p>Só a conta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13::10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[n] = y[n] / a[n][n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13::1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13::6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[n] = y[n] / a[n][n];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2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24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24::3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2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26</text:p>
          </table:table-cell>
          <table:table-cell office:value-type="string" calcext:value-type="string">
            <text:p>L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 = y[i];</text:p>
          </table:table-cell>
          <table:table-cell table:number-columns-repeated="2"/>
          <table:table-cell office:value-type="string" calcext:value-type="string">
            <text:p>Só a conta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26::5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26::5:::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3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0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13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2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}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3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3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 -= a[i][j] * x[j];</text:p>
          </table:table-cell>
          <table:table-cell table:number-columns-repeated="2"/>
          <table:table-cell office:value-type="string" calcext:value-type="string">
            <text:p>2 iteração do BB130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33::1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11:::1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11:::2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6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 -= a[i][j] * x[j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8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 -= a[i][j] * x[j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33::9</text:p>
          </table:table-cell>
          <table:table-cell office:value-type="string" calcext:value-type="string">
            <text:p>Lin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or (j = i + 1; j &lt;= n; j++)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4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44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[i] = w / a[i][i];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44::7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[i] = w / a[i][i];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5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52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/text:p>
          </table:table-cell>
          <table:table-cell table:number-columns-repeated="2"/>
          <table:table-cell office:value-type="string" calcext:value-type="string">
            <text:p>2 iteração do BB1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52::0:::1</text:p>
          </table:table-cell>
          <table:table-cell office:value-type="string" calcext:value-type="string">
            <text:p>Lin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or (i = n - 1; i &gt;= 0; i--) 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ludcmp bb15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53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turn (0)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54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office:value-type="string" calcext:value-type="string">
            <text:p>bb154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main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[i][j] = (i + 1) + (j + 1);</text:p>
          </table:table-cell>
          <table:table-cell/>
          <table:table-cell table:style-name="ce1"/>
          <table:table-cell/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5::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f (i == j)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[i][j] *= 10.0;</text:p>
          </table:table-cell>
          <table:table-cell/>
          <table:table-cell table:style-name="ce1"/>
          <table:table-cell/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13::3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[i][j] *= 10.0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13::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[i][j] *= 10.0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19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2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0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 += a[i][j];</text:p>
          </table:table-cell>
          <table:table-cell/>
          <table:table-cell table:style-name="ce1"/>
          <table:table-cell/>
          <table:table-cell office:value-type="string" calcext:value-type="string">
            <text:p>2 iteração do BB3</text:p>
          </table:table-cell>
          <table:table-cell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bb20::4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 += a[i][j]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7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7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20::7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r (j = 0; j &lt;= n; j++) {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[i] = w;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3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0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/text:p>
          </table:table-cell>
          <table:table-cell table:number-columns-repeated="2"/>
          <table:table-cell office:value-type="string" calcext:value-type="string">
            <text:p>2 iteração do BB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30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2:::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 (i = 0; i &lt;= n; i++) {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main bb3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2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kerr = ludcmp( /* nmax, */ n, eps);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32::2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turn 0;</text:p>
          </table:table-cell>
          <table:table-cell/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09:00:16.3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7T10:26:40.676000000</dc:date>
    <meta:editing-duration>PT1H46M39S</meta:editing-duration>
    <meta:editing-cycles>5</meta:editing-cycles>
    <meta:generator>LibreOffice/7.3.1.3$Windows_X86_64 LibreOffice_project/a69ca51ded25f3eefd52d7bf9a5fad8c90b87951</meta:generator>
    <meta:document-statistic meta:table-count="1" meta:cell-count="657" meta:object-count="0"/>
  </office:meta>
</office:document-meta>
</file>